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language="en" fo:country="US" fo:font-style="normal" style:font-style-asian="normal" style:font-style-complex="normal"/>
    </style:style>
    <style:style style:name="P8" style:family="paragraph" style:parent-style-name="Standard" style:list-style-name="L1">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list-style-name="L2">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8">
      <style:paragraph-properties fo:text-align="justify" style:justify-single-word="false"/>
      <style:text-properties fo:font-size="16pt" fo:font-weight="bold" style:font-size-asian="16pt" style:font-weight-asian="bold" style:font-size-complex="16pt" style:font-weight-complex="bold"/>
    </style:style>
    <style:style style:name="P11" style:family="paragraph" style:parent-style-name="Standard" style:list-style-name="L10">
      <style:paragraph-properties fo:text-align="justify" style:justify-single-word="false"/>
      <style:text-properties fo:font-size="16pt" fo:font-weight="bold" style:font-size-asian="16pt" style:font-weight-asian="bold" style:font-size-complex="16pt" style:font-weight-complex="bold"/>
    </style:style>
    <style:style style:name="P12" style:family="paragraph" style:parent-style-name="Standard" style:list-style-name="L11">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list-style-name="L12">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Standard" style:list-style-name="L13">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list-style-name="L14">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list-style-name="L15">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list-style-name="L16">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list-style-name="L17">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list-style-name="L18">
      <style:paragraph-properties fo:text-align="justify"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Standard" style:list-style-name="L3">
      <style:paragraph-properties fo:text-align="justify" style:justify-single-word="false"/>
      <style:text-properties fo:font-style="italic" style:font-style-asian="italic" style:font-style-complex="italic"/>
    </style:style>
    <style:style style:name="P21" style:family="paragraph" style:parent-style-name="Standard" style:list-style-name="L4">
      <style:paragraph-properties fo:text-align="justify" style:justify-single-word="false"/>
      <style:text-properties fo:font-style="italic" style:font-style-asian="italic" style:font-style-complex="italic"/>
    </style:style>
    <style:style style:name="P22" style:family="paragraph" style:parent-style-name="Standard" style:list-style-name="L5">
      <style:paragraph-properties fo:text-align="justify" style:justify-single-word="false"/>
      <style:text-properties fo:font-style="italic" style:font-style-asian="italic" style:font-style-complex="italic"/>
    </style:style>
    <style:style style:name="P23" style:family="paragraph" style:parent-style-name="Standard" style:list-style-name="L6">
      <style:paragraph-properties fo:text-align="justify" style:justify-single-word="false"/>
      <style:text-properties fo:font-style="italic" style:font-style-asian="italic" style:font-style-complex="italic"/>
    </style:style>
    <style:style style:name="P24" style:family="paragraph" style:parent-style-name="Standard" style:list-style-name="L7">
      <style:paragraph-properties fo:text-align="justify" style:justify-single-word="false"/>
      <style:text-properties fo:font-style="italic" style:font-style-asian="italic" style:font-style-complex="italic"/>
    </style:style>
    <style:style style:name="P25" style:family="paragraph" style:parent-style-name="Standard" style:list-style-name="L9">
      <style:paragraph-properties fo:text-align="justify" style:justify-single-word="false"/>
      <style:text-properties fo:language="en" fo:country="US"/>
    </style:style>
    <style:style style:name="P26" style:family="paragraph" style:parent-style-name="Standard" style:list-style-name="L9">
      <style:paragraph-properties fo:text-align="justify" style:justify-single-word="false"/>
    </style:style>
    <style:style style:name="P27" style:family="paragraph" style:parent-style-name="Standard" style:list-style-name="L13">
      <style:paragraph-properties fo:text-align="justify" style:justify-single-word="false"/>
      <style:text-properties fo:font-style="normal" style:font-style-asian="normal" style:font-style-complex="normal"/>
    </style:style>
    <style:style style:name="P28" style:family="paragraph" style:parent-style-name="Standard" style:list-style-name="L19">
      <style:paragraph-properties fo:text-align="justify" style:justify-single-word="false"/>
      <style:text-properties fo:font-style="normal" style:font-style-asian="normal" style:font-style-complex="normal"/>
    </style:style>
    <style:style style:name="P29"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brief manual and documentation of the </text:p>
      <text:p text:style-name="P4">qc suite</text:p>
      <text:p text:style-name="P29">Version 1.0</text:p>
      <text:p text:style-name="P1"/>
      <text:p text:style-name="P2"/>
      <text:p text:style-name="P5"/>
      <text:p text:style-name="P5"/>
      <text:list xml:id="list5984194051" text:style-name="L1">
        <text:list-item>
          <text:p text:style-name="P8">Introduction</text:p>
        </text:list-item>
      </text:list>
      <text:p text:style-name="P5"/>
      <text:p text:style-name="P5">The qc suite is Python based package to create plots from the quality control pipelines of several ESO instruments. It aims to be as user-friendly as possible. The package is very flexible and automatic. Everything can by done by calling a single Python script, which itself calls all other scripts in the right order with the right parameters. All adjustments to the program can be done in a single configuration file. Furthermore, the qc suite also contains all necessary data for creating the suitable plots for several ESO instruments. </text:p>
      <text:p text:style-name="P5"/>
      <text:p text:style-name="P5"/>
      <text:list xml:id="list1500474385" text:style-name="L2">
        <text:list-item>
          <text:p text:style-name="P9">Overview</text:p>
        </text:list-item>
      </text:list>
      <text:p text:style-name="P5"/>
      <text:p text:style-name="P5">The qc suits consists of six Python scripts, which are all written in Python 2.7. The can be found in the main repository of the package. </text:p>
      <text:p text:style-name="P5"/>
      <text:list xml:id="list398719563" text:style-name="L3">
        <text:list-item>
          <text:p text:style-name="P20">qc_fetch.py</text:p>
        </text:list-item>
        <text:list-item>
          <text:p text:style-name="P20">qc_main.py</text:p>
        </text:list-item>
        <text:list-item>
          <text:p text:style-name="P20">qc_parser.py</text:p>
        </text:list-item>
        <text:list-item>
          <text:p text:style-name="P20">qc_plotter.py</text:p>
        </text:list-item>
        <text:list-item>
          <text:p text:style-name="P20">qc_prepare.py</text:p>
        </text:list-item>
        <text:list-item>
          <text:p text:style-name="P20">qc_push.py</text:p>
        </text:list-item>
      </text:list>
      <text:p text:style-name="P5"/>
      <text:p text:style-name="P5">In addition to that there is one configuration file, which is called </text:p>
      <text:p text:style-name="P5"/>
      <text:list xml:id="list2092416317" text:style-name="L4">
        <text:list-item>
          <text:p text:style-name="P21">config.dat</text:p>
        </text:list-item>
      </text:list>
      <text:p text:style-name="P5"/>
      <text:p text:style-name="P5">It contains the basic settings of the suite and can be edited by the user according to his/her needs. Furthermore, there is another file, called</text:p>
      <text:p text:style-name="P5"/>
      <text:list xml:id="list1129236884" text:style-name="L5">
        <text:list-item>
          <text:p text:style-name="P22">time.dat</text:p>
        </text:list-item>
      </text:list>
      <text:p text:style-name="P5"/>
      <text:p text:style-name="P5">This is just a dummy file, which is used to transfer information from <text:span text:style-name="T1">qc_prepare.py</text:span> to <text:span text:style-name="T1">qc_parser.py</text:span> and shouldn't be changed by the user, although any changes to the file, which are not done during run time of the qc suite, won't affect anything, since this file will be overwritten by <text:span text:style-name="T1">qc_prepare.py</text:span> anyway. <text:s/>Moreover the is file, which is called</text:p>
      <text:p text:style-name="P5"/>
      <text:list xml:id="list1219535281" text:style-name="L6">
        <text:list-item>
          <text:p text:style-name="P23"><text:soft-page-break/>[instrument]_qcdata.dat</text:p>
        </text:list-item>
      </text:list>
      <text:p text:style-name="P5"/>
      <text:p text:style-name="P5">It will contain the required data, which is necessary for doing the quality control plots. The wild-card <text:span text:style-name="T1">[instrument]</text:span> stands for the name of the instrument for which the qc suite is run at moment. This file will be reset by <text:span text:style-name="T1">qc_prepare.py</text:span>, filled with data by <text:span text:style-name="T1">qc_parser.py</text:span> and finally used to produce plots by <text:span text:style-name="T1">qc_plotter.py</text:span>. Therefore, it shouldn't be edited by the user. All those files can be found in the main repository, but there are four additional folders aside from it. The contain the data and setting, which are required for the plotting process or are there to archive or save data. </text:p>
      <text:p text:style-name="P5"/>
      <text:list xml:id="list1775335179" text:style-name="L7">
        <text:list-item>
          <text:p text:style-name="P24">instrument</text:p>
        </text:list-item>
        <text:list-item>
          <text:p text:style-name="P24">logs</text:p>
        </text:list-item>
        <text:list-item>
          <text:p text:style-name="P24">plots</text:p>
        </text:list-item>
        <text:list-item>
          <text:p text:style-name="P24">plotter</text:p>
        </text:list-item>
        <text:list-item>
          <text:p text:style-name="P24">plotted_data</text:p>
        </text:list-item>
      </text:list>
      <text:p text:style-name="P5"/>
      <text:p text:style-name="P5"/>
      <text:list xml:id="list634469448" text:style-name="L8">
        <text:list-item>
          <text:p text:style-name="P10">Installation</text:p>
        </text:list-item>
      </text:list>
      <text:p text:style-name="P5"/>
      <text:p text:style-name="P5">The installation package of qc suite version 1.0 contains three folders: <text:span text:style-name="T1">external</text:span>, <text:span text:style-name="T1">installation</text:span> and <text:span text:style-name="T1">qc_suite</text:span>. The folder <text:span text:style-name="T1">qc_suite</text:span> contains all the python scripts and all other the files of the qc suite. In addition to those, the qc suite requires some third party software (they can be found in the folder <text:span text:style-name="T1">external</text:span>), which are: <text:s/></text:p>
      <text:list xml:id="list1671299118" text:style-name="L9">
        <text:list-item>
          <text:p text:style-name="P25">Python 2.7.3</text:p>
        </text:list-item>
        <text:list-item>
          <text:p text:style-name="P25">numpy 1.6.2 (a Python library)</text:p>
        </text:list-item>
        <text:list-item>
          <text:p text:style-name="P25">matplotlib 1.1.1 (a Python library)</text:p>
        </text:list-item>
        <text:list-item>
          <text:p text:style-name="P25">setuptools 0.6c11 (only required for the installation of paramiko on some Linux distribution)</text:p>
        </text:list-item>
        <text:list-item>
          <text:p text:style-name="P26"><text:span text:style-name="T3">paramiko 1.7.7.1</text:span> <text:span text:style-name="T3"><text:s/>(a Python library)</text:span></text:p>
        </text:list-item>
      </text:list>
      <text:p text:style-name="P5">The first step of the installation is to install Python and all the other required packages. The folder <text:span text:style-name="T1">installation</text:span> is meant to be the place, where all the third party software should be installed. We will call the path to it <text:span text:style-name="T1">installationpath</text:span> from now on. In the next step one simply installs Python by calling in its source directory: </text:p>
      <text:p text:style-name="P5"><text:span text:style-name="T3">run ./configure –prefix= </text:span><text:span text:style-name="T4">installationpath</text:span></text:p>
      <text:p text:style-name="P7">make</text:p>
      <text:p text:style-name="P7">Then one has to go into the <text:span text:style-name="T1">installationpath</text:span> and call:</text:p>
      <text:p text:style-name="P7">make install</text:p>
      <text:p text:style-name="P7">there. Afterwards one has to create an environment variable for Python. In the next step one should install numpy. This can be done very easily by calling first configure and then install in its source directory. Depending on the Linux distribution, one has to install the setuptools now, which may be required by paramiko. Therefore, one has to download the .egg file for Python 2.7 from the setuptool webpage and put it into the source directory of setuptool. To conclude the installation of this package one simple has to run the .egg file as shell script. Now one is able to install paramiko, which will be the next step. In order to do this one simple goes to the source directory of paramiko and calls:</text:p>
      <text:p text:style-name="P7">easy_install ./</text:p>
      <text:p text:style-name="P7">The last package, which is required for the qc suite, is matplotlib. Its installation is rather simple. One goes to its source directory and calls the following commands:</text:p>
      <text:p text:style-name="P7"><text:soft-page-break/>python setup.py build</text:p>
      <text:p text:style-name="P7">python setup.py install</text:p>
      <text:p text:style-name="P6"><text:span text:style-name="T3">After all those packages are installed one can go ahead and configure the qc suite. This is also fairly simple and straightforward. One only has to open and edit </text:span><text:span text:style-name="T4">config.dat</text:span><text:span text:style-name="T3"> according to one's requirements. The main changes, which one has to make, are editing the relative paths to folders and the server connections. There is one change, which has to be done in every script: one has to replace the default Python path in the first line by the </text:span><text:span text:style-name="T4">installationpath</text:span><text:span text:style-name="T3">. After this one is able to run the qc suite.</text:span></text:p>
      <text:p text:style-name="P5"/>
      <text:p text:style-name="P5"/>
      <text:list xml:id="list591878728" text:continue-list="list634469448" text:style-name="L8">
        <text:list-item>
          <text:p text:style-name="P10">qc_main.py</text:p>
        </text:list-item>
      </text:list>
      <text:p text:style-name="P5"/>
      <text:p text:style-name="P5">The script <text:span text:style-name="T1">qc_main.py</text:span> simply calls all other scripts of the qc suite. It requires a parameter with the name of the instrument from the configuration file, because the number of quality control plots depends on the instrument. Furthermore, it needs the <text:span text:style-name="T2">path on the server, where the webpage with plots is hosted, its IP address, the username and the password to it. The script will publish the plot files by synchronizing the folder with Garching at its end. </text:span>This script calls <text:span text:style-name="T1">qc_fetch.py</text:span> and <text:span text:style-name="T1">qc_prepare.py</text:span> in a row but then does a loop for all quality control files located in the folder <text:span text:style-name="T1">logs</text:span> applying <text:span text:style-name="T1">qc_parser.py</text:span> on them. Afterwards it creates the required quality control plots by doing a loop with <text:span text:style-name="T1">qc_plotter.py</text:span> and by getting the right plotting parameters from the files in the folder <text:span text:style-name="T1">plotter</text:span>. The scripts continues by calling <text:span text:style-name="T1">qc_push.py</text:span> in a loop for all plots thereby sending them to a server and and moving them to the folder <text:span text:style-name="T1">plots</text:span>. The final step in script is publishing the plots on the server.</text:p>
      <text:p text:style-name="P5"/>
      <text:p text:style-name="P5"/>
      <text:list xml:id="list1980191282" text:style-name="L10">
        <text:list-item>
          <text:p text:style-name="P11">qc_fetch.py</text:p>
        </text:list-item>
      </text:list>
      <text:p text:style-name="P5"/>
      <text:p text:style-name="P5">The script <text:span text:style-name="T1">qc_fetch.py</text:span> fetches new quality control files from a server. It uses 7 parameters from the configuration file <text:span text:style-name="T1">config.dat,</text:span> which are the name of the target folder (it should be <text:span text:style-name="T1">logs</text:span><text:span text:style-name="T2"> by default and it is not recommended to change this), the path to the files on the server, the server IP itself, the user name, the password, the mode for this script (0: only copy files, which are not in the target folder and fit the restrictions for quality control files, 1: copy all quality control files, 2: just copy the two newest files (from today and yesterday)) <text:s/>and the name of the instrument. The script uses a ssh connection to the server and copies it to a predefined target folder. Usually, this script operates in mode 2, to get the new quality control file. It also copies the file from yesterday, because the date might have changed since the last call (it is intended to call it several times per day), but there have been an update yesterday's file since the last call of </text:span><text:span text:style-name="T1">qc_fetch.py</text:span><text:span text:style-name="T2">. <text:s/>It should be noted that the script makes use of the library </text:span><text:span text:style-name="T1">paramiko</text:span><text:span text:style-name="T2"> to the handle the connection to the server. </text:span></text:p>
      <text:p text:style-name="P6"/>
      <text:p text:style-name="P6"/>
      <text:list xml:id="list1523412624" text:style-name="L11">
        <text:list-item>
          <text:p text:style-name="P12">qc_prepare.py</text:p>
        </text:list-item>
      </text:list>
      <text:p text:style-name="P6"/>
      <text:p text:style-name="P5"><text:span text:style-name="T2">The script </text:span><text:span text:style-name="T1">qc_prepare.py</text:span><text:span text:style-name="T2"> makes the final preparations before running </text:span><text:span text:style-name="T1">qc_parser.py</text:span><text:span text:style-name="T2">. Depending on the settings, it requires four to five para<text:tab/>meters from the configuration file. The first parameter defines if (in the case of any number not equal 1) the script shall read a manually defined time interval from </text:span><text:span text:style-name="T1">config.dat</text:span><text:span text:style-name="T2"> or if (the parameter has to be set to 1) it shall just read a time span from it. Of course in the case of the time interval, two values are required, a starting time and an end time of the interval. These values as well as the setting are the saved in the file </text:span><text:span text:style-name="T1">time.dat</text:span><text:span text:style-name="T2">. In case a time span is chosen, the script </text:span><text:soft-page-break/><text:span text:style-name="T2">will read the system time and writes it to the file </text:span><text:span text:style-name="T1">time.dat</text:span><text:span text:style-name="T2"> alongside with the setting and the length of the time span, which is to be interpreted as days before today. Another function of the script is to delete the old </text:span><text:span text:style-name="T1">[instrument]_qcdata.dat</text:span><text:span text:style-name="T2"> file and replace it with a new file with the same name, which only contains a proper header, since it will be filled with new data by </text:span><text:span text:style-name="T1">qc_plotter.py</text:span><text:span text:style-name="T2"> anyway. </text:span></text:p>
      <text:p text:style-name="P6"/>
      <text:p text:style-name="P6"/>
      <text:list xml:id="list626873639" text:style-name="L12">
        <text:list-item>
          <text:p text:style-name="P13">qc_parser.py</text:p>
        </text:list-item>
      </text:list>
      <text:p text:style-name="P6"/>
      <text:p text:style-name="P5"><text:span text:style-name="T2">The script </text:span><text:span text:style-name="T1">qc_parser.py</text:span><text:span text:style-name="T2"> gets data from the quality control files and parses everything, which is required for the plotting process into the </text:span><text:span text:style-name="T1">[instrument]_qcdata.dat</text:span><text:span text:style-name="T2"> file. It is the only script, which doesn't need any data from the main configuration file </text:span><text:span text:style-name="T1">config.dat</text:span><text:span text:style-name="T2">, though it has to read some parameters from </text:span><text:span text:style-name="T1">time.dat</text:span><text:span text:style-name="T2"> and from one of the instrument configuration files in the folder </text:span><text:span text:style-name="T1">instrument</text:span><text:span text:style-name="T2">. The name of the instrument and the quality control file which shall be processed are handed to </text:span><text:span text:style-name="T1">qc_parser.py</text:span><text:span text:style-name="T2"> directly by </text:span><text:span text:style-name="T1">qc_main.py</text:span><text:span text:style-name="T2">. The instrument configuration file is called </text:span><text:span text:style-name="T1">[instrument]2.dat</text:span><text:span text:style-name="T2">, where the wild-card </text:span><text:span text:style-name="T1">[instrument] </text:span><text:span text:style-name="T2">stands for the name of the instrument. The file </text:span><text:span text:style-name="T1">time.dat</text:span><text:span text:style-name="T2"> contains information on the time </text:span><text:span text:style-name="T2">interval for which the plots are going to be created. If the given quality control file doesn't contain any data from within the time interval, the script will simply write nothing to the </text:span><text:span text:style-name="T1">[instrument]_qcdata.dat</text:span><text:span text:style-name="T2"> file. But if there is some data from the right time span in the quality control file, then it will append all data which is necessary for the plotting process to the </text:span><text:bookmark-start text:name="__DdeLink__237_1068181625"/><text:span text:style-name="T1">[instrument]_qcdata.dat</text:span><text:span text:style-name="T2"> file</text:span><text:bookmark-end text:name="__DdeLink__237_1068181625"/><text:span text:style-name="T2">. It should be noted that the script internally works with Julian date. Furthermore, it is important to keep in mind, that </text:span><text:span text:style-name="T1">qc_parser.py</text:span><text:span text:style-name="T2"> has to be called for every quality control file in order to get more than just one data point in the plot later on. Usually, this is automatically done by </text:span><text:span text:style-name="T1">qc_main.py</text:span><text:span text:style-name="T2">. </text:span></text:p>
      <text:p text:style-name="P6"/>
      <text:p text:style-name="P6"/>
      <text:list xml:id="list705973867" text:style-name="L13">
        <text:list-item>
          <text:p text:style-name="P14"><text:bookmark-start text:name="__DdeLink__239_1068181625"/>qc_plotter.py</text:p>
          <text:p text:style-name="P27"/>
        </text:list-item>
      </text:list>
      <text:p text:style-name="P5"><text:span text:style-name="T2">The script </text:span><text:span text:style-name="T1">qc_plotter.py</text:span><text:span text:style-name="T2"> creates a plot based on the data in the </text:span><text:span text:style-name="T1">[instrument]_qcdata.dat</text:span><text:span text:style-name="T2"> file and the setting of the script itself. </text:span><text:bookmark-end text:name="__DdeLink__239_1068181625"/><text:span text:style-name="T2">It only requires one parameter from the configuration file, which is 1 if one doesn't want to plot to be displayed on the screen. Furthermore, the scripts reads some data from another instrument calibration file called </text:span><text:span text:style-name="T1">[instrument].dat</text:span><text:span text:style-name="T2">, which is located in the folder </text:span><text:span text:style-name="T1">instrument</text:span><text:span text:style-name="T2">. The settings for </text:span><text:span text:style-name="T1">plotter.py</text:span><text:span text:style-name="T2"> can be found the folder </text:span><text:span text:style-name="T1">plotter</text:span><text:span text:style-name="T2">. They are called </text:span><text:span text:style-name="T1">plotopt_[instrument][number].dat</text:span><text:span text:style-name="T2"> and the wild-card </text:span><text:span text:style-name="T1">[instrument]</text:span><text:span text:style-name="T2"> stands for the name of the instrument as usual, but the wild-card </text:span><text:span text:style-name="T1">[number]</text:span><text:span text:style-name="T2"> is a simply an integer number running from 1 to the number of quality control plots, which are necessary for the instrument. The plotting configuration file contains information how the plots should look like. Their names are handed to </text:span><text:span text:style-name="T1">qc_plotter.py</text:span><text:span text:style-name="T2"> by </text:span><text:span text:style-name="T1">qc_main.py</text:span><text:span text:style-name="T2"> directly. Internally, the scripts simply creates a set plots for each chip of the instrument using features of the library </text:span><text:span text:style-name="T1">matplotlib</text:span><text:span text:style-name="T2">. It saves the plot to file (</text:span><text:span text:style-name="T1">.png</text:span><text:span text:style-name="T2">), which name is defined in the plotting configuration file and it will be represented by the wild card </text:span><text:span text:style-name="T1">[plotname]</text:span><text:span text:style-name="T2"> here. Furthermore, it creates two files in the folder </text:span><text:span text:style-name="T1">plotted_data</text:span><text:span text:style-name="T2">, which are called </text:span><text:span text:style-name="T1">[plotname]_plotted.dat</text:span><text:span text:style-name="T2"> and </text:span><text:span text:style-name="T1">[plotname]_outliers.dat</text:span><text:span text:style-name="T2">. These files contain all plotted points and all found outliers respectively. Moreover, </text:span><text:span text:style-name="T1">qc_plotter.py</text:span><text:span text:style-name="T2"> also searches the folder </text:span><text:span text:style-name="T1">plotted_data</text:span><text:span text:style-name="T2"> for files, which are entitled </text:span><text:span text:style-name="T1">[plotname]_ignored.dat </text:span><text:span text:style-name="T2">and if such a file exists, the script reads a list of data points, which are to be ignored by the program. These points are being still plotted, </text:span><text:span text:style-name="T2">but marked specially and they are no longer included in the calculations of the outliers or the median. It should be noted that </text:span><text:span text:style-name="T1">qc_plotter.py</text:span><text:span text:style-name="T2"> can also be used without a plotting configuration file, if one sends the required data as options when calling the script. </text:span></text:p>
      <text:p text:style-name="P6"/>
      <text:p text:style-name="P6"><text:soft-page-break/></text:p>
      <text:list xml:id="list874870817" text:continue-numbering="true" text:style-name="L13">
        <text:list-item>
          <text:p text:style-name="P14">qc_push.py</text:p>
          <text:p text:style-name="P27"/>
        </text:list-item>
      </text:list>
      <text:p text:style-name="P6">The script <text:span text:style-name="T1">qc_push.py</text:span> sends a plot file to a server. In order to do so, it requires some data from the configuration file, such as the path on the server, the IP address of the server, the username and the password to it. The name of the file, which is to be sent to server, is handed to the script directly by <text:span text:style-name="T1">qc_main.py</text:span>. It should be noted that the file name will be the same on the server. The plot file is then moved from the main repository of the qc suite to the folder <text:span text:style-name="T1">plots</text:span>. The sending process to the server is done the library <text:span text:style-name="T1">paramiko</text:span>. The shell command <text:span text:style-name="T1">mv</text:span> is used to move the plot files to their folder afterwards. Furthermore, the fifth parameter is used to create a <text:span text:style-name="T1">[instrument]_qcdata.dat </text:span>file with the right header for the instrument in use. Therefore, it also reads the required information from an instrument configuration file called <text:bookmark-start text:name="__DdeLink__421_3078064411"/><text:span text:style-name="T1">[instrument]2.dat</text:span><text:bookmark-end text:name="__DdeLink__421_3078064411"/>, which is located in the folder <text:span text:style-name="T1">instrument</text:span>. </text:p>
      <text:p text:style-name="P6"/>
      <text:p text:style-name="P6"/>
      <text:list xml:id="list840751550" text:continue-numbering="true" text:style-name="L13">
        <text:list-item>
          <text:p text:style-name="P14">The configuration file </text:p>
          <text:p text:style-name="P27"/>
        </text:list-item>
      </text:list>
      <text:p text:style-name="P5"><text:span text:style-name="T2">The configuration file </text:span><text:span text:style-name="T1">config.dat</text:span><text:span text:style-name="T2"> contains data, which is required by five of the six Python scripts. It is </text:span><text:span text:style-name="T2">freely editable by the user and one can adjust some general features of the qc suite by it. It is very important that every data stands in the correct line in the file. Therefore, the structure of the configuration file is given here:</text:span></text:p>
      <text:p text:style-name="P6"/>
      <text:p text:style-name="P6">line 1:<text:tab/><text:tab/>[header line – no data] (--- configuration for qc_fetch ---)</text:p>
      <text:p text:style-name="P6">line 2:<text:tab/><text:tab/>[name of the folder of the logs file on the computer] (logs)</text:p>
      <text:p text:style-name="P6">line 3:<text:tab/><text:tab/>[name of the folder of the logs file on the server]</text:p>
      <text:p text:style-name="P6">line 4:<text:tab/><text:tab/>[IP address of the server]</text:p>
      <text:p text:style-name="P6">line 5:<text:tab/><text:tab/>[username]</text:p>
      <text:p text:style-name="P6">line 6:<text:tab/><text:tab/>[password]</text:p>
      <text:p text:style-name="P6">line 7:<text:tab/><text:tab/>[mode for the qc_fetch] (2)</text:p>
      <text:p text:style-name="P6">line 7:<text:tab/><text:tab/>[header line – no data] (--- configuration for qc_prepare ---)</text:p>
      <text:p text:style-name="P6">line 8:<text:tab/><text:tab/>[1 if a time span before today selected, other if predefined a time interval is selected]</text:p>
      <text:p text:style-name="P6">line 9:<text:tab/><text:tab/>[length of time span] or [starting time of the interval]</text:p>
      <text:p text:style-name="P6">line 10:<text:tab/>[empty] or [end time of the interval]</text:p>
      <text:p text:style-name="P6">line 11:<text:tab/>[name of the quality control data file] ([instrument]_qcdata.dat)</text:p>
      <text:p text:style-name="P6">line 12:<text:tab/>[header line – no data] (--- configuration for qc_plotter ---)</text:p>
      <text:p text:style-name="P6">line 13:<text:tab/>[1 if qc_plotter shouldn't display plots on the screen]</text:p>
      <text:p text:style-name="P6">line 14:<text:tab/>[header line – no data] (---- configuration for qc_push ---)</text:p>
      <text:p text:style-name="P6">line 15:<text:tab/>[name of the folder for the plot files on the server]</text:p>
      <text:p text:style-name="P6">line 16:<text:tab/>[IP address of the server]</text:p>
      <text:p text:style-name="P6">line 17:<text:tab/>[username]</text:p>
      <text:p text:style-name="P6">line 18:<text:tab/>[password]</text:p>
      <text:p text:style-name="P6">line 19:<text:tab/>[header line – no data] (---- configuration fo qc_main ---)</text:p>
      <text:p text:style-name="P6">line 20:<text:tab/>[name of the instrument]</text:p>
      <text:p text:style-name="P6"/>
      <text:p text:style-name="P6"/>
      <text:list xml:id="list964439436" text:style-name="L14">
        <text:list-item>
          <text:p text:style-name="P15">The instrument configuration files</text:p>
        </text:list-item>
      </text:list>
      <text:p text:style-name="P6"/>
      <text:p text:style-name="P5"><text:soft-page-break/><text:span text:style-name="T2">The basic configuration data for the instrument is contained in the file called </text:span><text:span text:style-name="T1">[instrument].dat </text:span><text:span text:style-name="T2">and</text:span><text:span text:style-name="T1"> </text:span><text:bookmark-start text:name="__DdeLink__421_307806441"/><text:span text:style-name="T1">[instrument]2.dat</text:span><text:bookmark-end text:name="__DdeLink__421_307806441"/><text:span text:style-name="T2">, which are located in the folder </text:span><text:span text:style-name="T1">instrument</text:span><text:span text:style-name="T2">. One can find the chip layout and some other information in the file </text:span><text:span text:style-name="T1">[instrument].dat</text:span><text:span text:style-name="T2">, which is used by </text:span><text:span text:style-name="T1">qc_plotter.py</text:span><text:span text:style-name="T2">. The file </text:span><text:span text:style-name="T1">[instrument]2.dat </text:span><text:span text:style-name="T2">contains the names of the data blocks, which are going to be selected by </text:span><text:span text:style-name="T1">qc_parser.py <text:s/></text:span><text:span text:style-name="T2"><text:s/>in order to be used in the plotting process later on. </text:span></text:p>
      <text:p text:style-name="P6"/>
      <text:p text:style-name="P6"/>
      <text:list xml:id="list1116076882" text:style-name="L15">
        <text:list-item>
          <text:p text:style-name="P16">The plotting configuration files</text:p>
        </text:list-item>
      </text:list>
      <text:p text:style-name="P6"/>
      <text:p text:style-name="P6">The plotting configuration files, which are usually named <text:span text:style-name="T1">plotopt_[instrument][number].dat</text:span>, contain the options for <text:span text:style-name="T1">qc_plotter.py</text:span>. The layout of those files is rather simple. One line denotes the name of option (like <text:span text:style-name="T1">[-option]</text:span>) and the next line the values assigned to this option. Valid options are:</text:p>
      <text:p text:style-name="P6"/>
      <text:p text:style-name="P6">-help</text:p>
      <text:p text:style-name="P6">-qc_par</text:p>
      <text:p text:style-name="P6">-xfield</text:p>
      <text:p text:style-name="P6">-filter</text:p>
      <text:p text:style-name="P6">-yrange <text:s text:c="4"/></text:p>
      <text:p text:style-name="P6">-selectpar<text:tab/></text:p>
      <text:p text:style-name="P6">-selectval<text:tab/></text:p>
      <text:p text:style-name="P6">-instrument <text:s text:c="3"/></text:p>
      <text:p text:style-name="P6">-filtpar1 <text:s text:c="4"/></text:p>
      <text:p text:style-name="P6">-filtval1 <text:s text:c="6"/></text:p>
      <text:p text:style-name="P6">-mjdmin <text:s text:c="5"/></text:p>
      <text:p text:style-name="P6">-mjdmax <text:s text:c="7"/></text:p>
      <text:p text:style-name="P6">-upthld <text:s text:c="6"/></text:p>
      <text:p text:style-name="P6">-lowthld <text:s text:c="5"/></text:p>
      <text:p text:style-name="P6">-medplot <text:s text:c="6"/></text:p>
      <text:p text:style-name="P6">-outfile </text:p>
      <text:p text:style-name="P6"/>
      <text:p text:style-name="P6">There are 2 files for Omega-Cam (<text:span text:style-name="T1">ocam</text:span>), 5 files for VIMOS (<text:span text:style-name="T1">vimos</text:span>), 28 files for VIRCAM (<text:span text:style-name="T1">vircam</text:span>) and 49 file for the Wide Field Imager (<text:span text:style-name="T1">wfi</text:span>) available in the basic qc suite. Plotting configuration files can be edited and written by every advanced user of the qc suite. Please, keep in mind that the number of files per instrument is written into the code of the <text:span text:style-name="T1">qc_main.py</text:span> script and has to be adapted to all changes. </text:p>
      <text:p text:style-name="P6"/>
      <text:p text:style-name="P6"/>
      <text:list xml:id="list1467458712" text:style-name="L16">
        <text:list-item>
          <text:p text:style-name="P17">Files of plotted points, outliers and ignored data points</text:p>
        </text:list-item>
      </text:list>
      <text:p text:style-name="P6"/>
      <text:p text:style-name="P6">The script <text:span text:style-name="T1">qc_plotter.py</text:span> creates and uses a whole bunch of files, which are all located in the folder <text:span text:style-name="T1">plotted</text:span>. These files, which all have the same format, can be divided into three groups: <text:s/>files of the plotted points, which are labeled <text:span text:style-name="T1">[plotname]_plotted.dat</text:span>, files of the outliers, which are labeled <text:span text:style-name="T1">[plotname]_outliers.dat</text:span>, and files of ignored data points, which are labeled <text:bookmark-start text:name="__DdeLink__592_359041331"/><text:span text:style-name="T1">[plotname]_ignored.dat</text:span><text:bookmark-end text:name="__DdeLink__592_359041331"/>. The files <text:span text:style-name="T1">[plotname]_plotted.dat </text:span>are created by <text:span text:style-name="T1">qc_plotter.py</text:span> and contain all the points, which were plotted by it. The files <text:span text:style-name="T1">[plotname]_outliers.dat</text:span>, are <text:s/>created by the script as well and contain all outliers, which were found. This means, if there are no outliers in the plot, this file will be empty (it <text:soft-page-break/>will only contain empty brackets). The files <text:span text:style-name="T1">[plotname]_ignored.dat</text:span> are a little different, because they are not created by any script, but they may be created by the user. They contain lists of points, which should be ignored in the analysis, but yet plotted, by <text:span text:style-name="T1">qc_plotter.py</text:span>. <text:span text:style-name="T1">qc_plotter.py <text:s/></text:span>will only use such a file, if it exists, else the whole plotting process won't be affected. Concerning the format of these files: every line stands for a chip. Therefore, these files must have as many lines as the instrument has chips. Then each line contains tuples(<text:span text:style-name="T1">x</text:span> and <text:span text:style-name="T1">y</text:span>) of points. The better illustrate it, we give an example of file for a plot which has 3 chips and two data points each for the first two chips, but none for the last: </text:p>
      <text:p text:style-name="P6"/>
      <text:p text:style-name="P6">[ (x1, y1), (x2, y2) ] </text:p>
      <text:p text:style-name="P6">[ (x3, y3), (x4, y4) ] </text:p>
      <text:p text:style-name="P6">[ ]</text:p>
      <text:p text:style-name="P6"/>
      <text:p text:style-name="P6">When creating a <text:span text:style-name="T1">[plotname]_ignored.dat </text:span>file, we recommend to simply copy and modify the <text:span text:style-name="T1">[plotname]_plotted.dat </text:span>file or the <text:span text:style-name="T1">[plotname]_outliers.dat</text:span> file (which is of course more likely, since one might ignored identified outliers). </text:p>
      <text:p text:style-name="P6"/>
      <text:p text:style-name="P6"/>
      <text:list xml:id="list2086100579" text:continue-numbering="true" text:style-name="L16">
        <text:list-item>
          <text:p text:style-name="P17">Other files</text:p>
        </text:list-item>
      </text:list>
      <text:p text:style-name="P6"/>
      <text:p text:style-name="P6">Other files which are part of the qc suite are <text:span text:style-name="T1">time.dat </text:span>and <text:span text:style-name="T1">[instrument]_qcdata.dat </text:span>and of course this manual itself. These file shouldn't be altered by any user, unless you really know what you are doing.</text:p>
      <text:p text:style-name="P6"/>
      <text:p text:style-name="P6"/>
      <text:list xml:id="list162107539" text:style-name="L17">
        <text:list-item>
          <text:p text:style-name="P18">Supported instruments</text:p>
        </text:list-item>
      </text:list>
      <text:p text:style-name="P6"/>
      <text:p text:style-name="P6">So far, the supported instruments are the Wide Field Imager(WFI), VIMOS, VIRCAM and Omega-Cam. The corresponding wild-cards <text:span text:style-name="T1">[instrument]</text:span> for them are <text:span text:style-name="T1">wfi</text:span>, <text:span text:style-name="T1">vimos</text:span>, <text:span text:style-name="T1">vircam</text:span> and <text:span text:style-name="T1">ocam</text:span>. But since the whole qc suite is designed rather general, it can be easily adapted for other instruments with the similar quality control files. </text:p>
      <text:p text:style-name="P6"/>
      <text:p text:style-name="P6"/>
      <text:list xml:id="list611218292" text:style-name="L18">
        <text:list-item>
          <text:p text:style-name="P19">Credits</text:p>
        </text:list-item>
      </text:list>
      <text:p text:style-name="P6"/>
      <text:p text:style-name="P6">The concept of the qc suite was developed by Fernando Selman and the scripts were written by Fernando Selman and Christoph Saulder. This manual was written by Christoph Saulder. </text:p>
      <text:p text:style-name="P6"/>
      <text:p text:style-name="P6"/>
      <text:list xml:id="list1843604413" text:continue-numbering="true" text:style-name="L18">
        <text:list-item>
          <text:p text:style-name="P19">Appendix A: Overview of WFI plots</text:p>
        </text:list-item>
      </text:list>
      <text:p text:style-name="P6"/>
      <text:p text:style-name="P6">Due to the large number of different quality control plots for the Wide Field Imager, we decided to add a list of the plots here. The number in the list gives you the number in the <text:span text:style-name="T1">plotopt_wfi[number].dat</text:span> as well as the number in the <text:span text:style-name="T1">plot[number].png</text:span> and all other files created by <text:span text:style-name="T1">qc_plotter.py</text:span>. </text:p>
      <text:p text:style-name="P6"/>
      <text:list xml:id="list2062618245" text:style-name="L19">
        <text:list-item>
          <text:p text:style-name="P28">Gain</text:p>
        </text:list-item>
        <text:list-item>
          <text:p text:style-name="P28">Bias Mean</text:p>
        </text:list-item>
        <text:list-item>
          <text:p text:style-name="P28"><text:soft-page-break/>Bias Median</text:p>
        </text:list-item>
        <text:list-item>
          <text:p text:style-name="P28">Beta Light Mean</text:p>
        </text:list-item>
        <text:list-item>
          <text:p text:style-name="P28">Shutter Error</text:p>
        </text:list-item>
        <text:list-item>
          <text:p text:style-name="P28">Linearity</text:p>
        </text:list-item>
        <text:list-item>
          <text:p text:style-name="P28">Dome Flat Mean in U</text:p>
        </text:list-item>
        <text:list-item>
          <text:p text:style-name="P28">Dome Flat Mean in B</text:p>
        </text:list-item>
        <text:list-item>
          <text:p text:style-name="P28">Dome Flat Mean in V</text:p>
        </text:list-item>
        <text:list-item>
          <text:p text:style-name="P28">Dome Flat Mean in R</text:p>
        </text:list-item>
        <text:list-item>
          <text:p text:style-name="P28">Dome Flat Mean in I</text:p>
        </text:list-item>
        <text:list-item>
          <text:p text:style-name="P28">Dome Flat Median in U</text:p>
        </text:list-item>
        <text:list-item>
          <text:p text:style-name="P28">Dome Flat Median in B</text:p>
        </text:list-item>
        <text:list-item>
          <text:p text:style-name="P28">Dome Flat Median in V</text:p>
        </text:list-item>
        <text:list-item>
          <text:p text:style-name="P28">Dome Flat Median in R</text:p>
        </text:list-item>
        <text:list-item>
          <text:p text:style-name="P28">Dome Flat Median in I</text:p>
        </text:list-item>
        <text:list-item>
          <text:p text:style-name="P28">Dome Flat Average in U</text:p>
        </text:list-item>
        <text:list-item>
          <text:p text:style-name="P28">Dome Flat Average in B</text:p>
        </text:list-item>
        <text:list-item>
          <text:p text:style-name="P28">Dome Flat Average in V</text:p>
        </text:list-item>
        <text:list-item>
          <text:p text:style-name="P28">Dome Flat Average in R</text:p>
        </text:list-item>
        <text:list-item>
          <text:p text:style-name="P28">Dome Flat Average in I</text:p>
        </text:list-item>
        <text:list-item>
          <text:p text:style-name="P28">Sky Flat Mean in U</text:p>
        </text:list-item>
        <text:list-item>
          <text:p text:style-name="P28">Sky Flat Mean in B</text:p>
        </text:list-item>
        <text:list-item>
          <text:p text:style-name="P28">Sky Flat Mean in V</text:p>
        </text:list-item>
        <text:list-item>
          <text:p text:style-name="P28">Sky Flat Mean in R</text:p>
        </text:list-item>
        <text:list-item>
          <text:p text:style-name="P28">Sky Flat Mean in I</text:p>
        </text:list-item>
        <text:list-item>
          <text:p text:style-name="P28">Sky Flat Median in U</text:p>
        </text:list-item>
        <text:list-item>
          <text:p text:style-name="P28">Sky Flat Median in B</text:p>
        </text:list-item>
        <text:list-item>
          <text:p text:style-name="P28">Sky Flat Median in V</text:p>
        </text:list-item>
        <text:list-item>
          <text:p text:style-name="P28">Sky Flat Median in R</text:p>
        </text:list-item>
        <text:list-item>
          <text:p text:style-name="P28">Sky Flat Median in I</text:p>
        </text:list-item>
        <text:list-item>
          <text:p text:style-name="P28">Zero Point in U</text:p>
        </text:list-item>
        <text:list-item>
          <text:p text:style-name="P28">Zero Point in B</text:p>
        </text:list-item>
        <text:list-item>
          <text:p text:style-name="P28">Zero Point in V</text:p>
        </text:list-item>
        <text:list-item>
          <text:p text:style-name="P28">Zero Point in R</text:p>
        </text:list-item>
        <text:list-item>
          <text:p text:style-name="P28">Zero Point in I</text:p>
        </text:list-item>
        <text:list-item>
          <text:p text:style-name="P28">Image Quality</text:p>
        </text:list-item>
        <text:list-item>
          <text:p text:style-name="P28">Read Noise</text:p>
        </text:list-item>
        <text:list-item>
          <text:p text:style-name="P28">Beta Light Median</text:p>
        </text:list-item>
        <text:list-item>
          <text:p text:style-name="P28">Dome Flat Standard Deviation in U</text:p>
        </text:list-item>
        <text:list-item>
          <text:p text:style-name="P28">Dome Flat Standard Deviation in B</text:p>
        </text:list-item>
        <text:list-item>
          <text:p text:style-name="P28">Dome Flat Standard Deviation in V</text:p>
        </text:list-item>
        <text:list-item>
          <text:p text:style-name="P28">Dome Flat Standard Deviation in R</text:p>
        </text:list-item>
        <text:list-item>
          <text:p text:style-name="P28">Dome Flat Standard Deviation in I</text:p>
        </text:list-item>
        <text:list-item>
          <text:p text:style-name="P28">Sky Flat Standard Deviation in U</text:p>
        </text:list-item>
        <text:list-item>
          <text:p text:style-name="P28">Sky Flat Standard Deviation in B</text:p>
        </text:list-item>
        <text:list-item>
          <text:p text:style-name="P28">Sky Flat Standard Deviation in V</text:p>
        </text:list-item>
        <text:list-item>
          <text:p text:style-name="P28">Sky Flat Standard Deviation in R</text:p>
        </text:list-item>
        <text:list-item>
          <text:p text:style-name="P28">Sky Flat Standard Deviation in 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3T13:52:07</meta:creation-date>
    <dc:date>2012-09-28T13:46:31</dc:date>
    <meta:editing-duration>PT15H14M17S</meta:editing-duration>
    <meta:editing-cycles>133</meta:editing-cycles>
    <meta:generator>LibreOffice/3.5$Linux_X86_64 LibreOffice_project/350m1$Build-2</meta:generator>
    <dc:creator>Christoph Saulder</dc:creator>
    <meta:document-statistic meta:table-count="0" meta:image-count="0" meta:object-count="0" meta:page-count="8" meta:paragraph-count="162" meta:word-count="3267" meta:character-count="17583" meta:non-whitespace-character-count="15788"/>
  </office:meta>
</office:document-meta>
</file>